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1704" calcext:value-type="float">
            <text:p>90.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256" calcext:value-type="float">
            <text:p>90.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9512" calcext:value-type="float">
            <text:p>90.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6944" calcext:value-type="float">
            <text:p>90.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2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184" calcext:value-type="float">
            <text:p>90.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0848" calcext:value-type="float">
            <text:p>90.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472" calcext:value-type="float">
            <text:p>91.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712" calcext:value-type="float">
            <text:p>91.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1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904" calcext:value-type="float">
            <text:p>91.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1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1808" calcext:value-type="float">
            <text:p>91.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1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5712" calcext:value-type="float">
            <text:p>91.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24" calcext:value-type="float">
            <text:p>91.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672" calcext:value-type="float">
            <text:p>91.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7048" calcext:value-type="float">
            <text:p>91.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1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2768" calcext:value-type="float">
            <text:p>91.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7152" calcext:value-type="float">
            <text:p>92.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1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3624" calcext:value-type="float">
            <text:p>91.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09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008" calcext:value-type="float">
            <text:p>92.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008" calcext:value-type="float">
            <text:p>92.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0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9344" calcext:value-type="float">
            <text:p>92.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392" calcext:value-type="float">
            <text:p>92.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0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8968" calcext:value-type="float">
            <text:p>92.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644853</text:p>
          </table:table-cell>
          <table:table-cell office:value-type="string" calcext:value-type="string">
            <text:p>200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488" calcext:value-type="float">
            <text:p>92.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